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style:font-name="Consolas" fo:font-size="13.5pt" fo:font-weight="normal" style:font-size-asian="13.5pt" style:font-weight-asian="normal" style:font-size-complex="13.5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style:font-name="Consolas" fo:font-size="13.5pt" fo:font-weight="normal" officeooo:paragraph-rsid="00228036" style:font-size-asian="13.5pt" style:font-weight-asian="normal" style:font-size-complex="13.5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style:font-name="Consolas" fo:font-size="13.5pt" fo:font-weight="normal" officeooo:paragraph-rsid="0025cfec" style:font-size-asian="13.5pt" style:font-weight-asian="normal" style:font-size-complex="13.5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style:font-name="Consolas" fo:font-size="13.5pt" fo:font-weight="normal" officeooo:paragraph-rsid="0027e678" style:font-size-asian="13.5pt" style:font-weight-asian="normal" style:font-size-complex="13.5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style:font-name="Consolas" fo:font-size="13.5pt" fo:font-weight="bold" style:font-size-asian="13.5pt" style:font-weight-asian="bold" style:font-size-complex="13.5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style:font-name="Consolas" fo:font-size="13.5pt" fo:font-weight="bold" officeooo:paragraph-rsid="0027e678" style:font-size-asian="13.5pt" style:font-weight-asian="bold" style:font-size-complex="13.5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fo:font-size="13.5pt" fo:font-weight="bold" style:font-size-asian="13.5pt" style:font-weight-asian="bold" style:font-size-complex="13.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fo:font-size="13.5pt" fo:font-weight="normal" style:font-size-asian="13.5pt" style:font-weight-asian="normal" style:font-size-complex="13.5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fo:font-size="13.5pt" fo:font-weight="normal" officeooo:paragraph-rsid="0025cfec" style:font-size-asian="13.5pt" style:font-weight-asian="normal" style:font-size-complex="13.5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color="#000000" loext:opacity="100%" fo:font-size="13.5pt" fo:font-weight="normal" officeooo:paragraph-rsid="0027e678" style:font-size-asian="13.5pt" style:font-weight-asian="normal" style:font-size-complex="13.5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font-size="13.5pt" officeooo:paragraph-rsid="0025cfec" style:font-size-asian="13.5pt" style:font-size-complex="13.5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  <style:tab-stop style:position="0.995cm"/>
          <style:tab-stop style:position="1.503cm"/>
          <style:tab-stop style:position="2.011cm"/>
          <style:tab-stop style:position="2.561cm"/>
          <style:tab-stop style:position="2.963cm"/>
        </style:tab-stops>
      </style:paragraph-properties>
      <style:text-properties fo:font-size="13.5pt" officeooo:paragraph-rsid="0027e678" style:font-size-asian="13.5pt" style:font-size-complex="13.5pt"/>
    </style:style>
    <style:style style:name="T1" style:family="text">
      <style:text-properties fo:color="#000000" loext:opacity="100%" style:font-name="Consolas" fo:font-weight="normal" style:font-weight-asian="normal" style:font-weight-complex="normal"/>
    </style:style>
    <style:style style:name="T2" style:family="text">
      <style:text-properties fo:color="#000000" loext:opacity="100%" style:font-name="Times New Roman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000000" loext:opacity="100%" style:font-name="Times New Roman" fo:font-style="italic" fo:font-weight="normal" officeooo:rsid="0025cfec" style:font-style-asian="italic" style:font-weight-asian="normal" style:font-style-complex="italic" style:font-weight-complex="normal"/>
    </style:style>
    <style:style style:name="T4" style:family="text">
      <style:text-properties fo:color="#000000" loext:opacity="100%" style:font-name="Times New Roman" fo:font-style="italic" fo:font-weight="normal" officeooo:rsid="00228036" style:font-style-asian="italic" style:font-weight-asian="normal" style:font-style-complex="italic" style:font-weight-complex="normal"/>
    </style:style>
    <style:style style:name="T5" style:family="text">
      <style:text-properties style:font-name="Consolas"/>
    </style:style>
    <style:style style:name="T6" style:family="text">
      <style:text-properties style:font-name="Consolas" officeooo:rsid="0025cfec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italic" officeooo:rsid="00228036" style:font-style-asian="italic" style:font-style-complex="italic"/>
    </style:style>
    <style:style style:name="T9" style:family="text">
      <style:text-properties style:font-name="Times New Roman" fo:font-style="italic" officeooo:rsid="00272291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<text:tab/></text:span><text:span text:style-name="T6">private Queue&lt;Celebrity&gt; celebritiesQueue;</text:span></text:p>
      <text:p text:style-name="P5"/>
      <text:p text:style-name="P5"><text:tab/>public Celebrity alphabetischErster() {</text:p>
      <text:p text:style-name="P1"><text:tab/><text:tab/>Celebrity ergebnis = _____________________________;</text:p>
      <text:p text:style-name="P1"><text:tab/><text:tab/>Queue&lt;Celebrity&gt; hilfs = new Queue&lt;&gt;();</text:p>
      <text:p text:style-name="P1"><text:tab/><text:tab/>while(__________________________________________) {</text:p>
      <text:p text:style-name="P2"><text:tab/><text:tab/><text:tab/>Celebrity c = celebritiesQueue.front();</text:p>
      <text:p text:style-name="P1"><text:tab/><text:tab/><text:tab/>if(c.getName().compareTo(ergebnis.getName()) &lt; 0) {</text:p>
      <text:p text:style-name="P1"><text:tab/><text:tab/><text:tab/><text:tab/>_________________________________;</text:p>
      <text:p text:style-name="P1"><text:tab/><text:tab/><text:tab/>}</text:p>
      <text:p text:style-name="P1"><text:tab/><text:tab/><text:tab/>celebritiesQueue.dequeue();</text:p>
      <text:p text:style-name="P1"><text:tab/><text:tab/><text:tab/>hilfs.enqueue(c);</text:p>
      <text:p text:style-name="P1"><text:tab/><text:tab/>}</text:p>
      <text:p text:style-name="P1"><text:tab/><text:tab/>while(! hilfs.isEmpty()) {</text:p>
      <text:p text:style-name="P1"><text:tab/><text:tab/><text:tab/>Celebrity c = hilfs.front();</text:p>
      <text:p text:style-name="P1"><text:tab/><text:tab/><text:tab/>celebritiesQueue.enqueue(c);</text:p>
      <text:p text:style-name="P1"><text:tab/><text:tab/><text:tab/>hilfs.dequeue();</text:p>
      <text:p text:style-name="P1"><text:tab/><text:tab/>}</text:p>
      <text:p text:style-name="P1"><text:tab/><text:tab/>return ergebnis;</text:p>
      <text:p text:style-name="P1"><text:tab/>}</text:p>
      <text:p text:style-name="P1"><text:tab/></text:p>
      <text:p text:style-name="P5"><text:tab/>public void loeschen(String pName) {</text:p>
      <text:p text:style-name="P1"><text:tab/><text:tab/>Queue&lt;Celebrity&gt; hilfs = new Queue&lt;&gt;();</text:p>
      <text:p text:style-name="P1"><text:tab/><text:tab/>while(___________________________________________) {</text:p>
      <text:p text:style-name="P1"><text:tab/><text:tab/><text:tab/>Celebrity c = ________________________________;</text:p>
      <text:p text:style-name="P1"><text:tab/><text:tab/><text:tab/>if(____________________________________) {</text:p>
      <text:p text:style-name="P1"><text:tab/><text:tab/><text:tab/><text:tab/>hilfs.enqueue(c);</text:p>
      <text:p text:style-name="P1"><text:tab/><text:tab/><text:tab/>}</text:p>
      <text:p text:style-name="P1"><text:tab/><text:tab/><text:tab/>celebritiesQueue.dequeue();</text:p>
      <text:p text:style-name="P1"><text:tab/><text:tab/>}</text:p>
      <text:p text:style-name="P1"><text:tab/><text:tab/>while(! hilfs.isEmpty()) {</text:p>
      <text:p text:style-name="P1"><text:tab/><text:tab/><text:tab/>Celebrity c = hilfs.front();</text:p>
      <text:p text:style-name="P1"><text:tab/><text:tab/><text:tab/>celebritiesQueue.enqueue(c);</text:p>
      <text:p text:style-name="P1"><text:tab/><text:tab/><text:tab/>hilfs.dequeue();</text:p>
      <text:p text:style-name="P1"><text:tab/><text:tab/>}</text:p>
      <text:p text:style-name="P1"><text:tab/>}</text:p>
      <text:p text:style-name="P1"><text:tab/></text:p>
      <text:p text:style-name="P5"><text:tab/>public Queue&lt;Celebrity&gt; sortieren(){</text:p>
      <text:p text:style-name="P1"><text:tab/><text:tab/>Queue&lt;Celebrity&gt; ergebnis = new Queue&lt;Celebrity&gt;();</text:p>
      <text:p text:style-name="P11"><text:span text:style-name="T1"><text:tab/><text:tab/></text:span><text:span text:style-name="T2">// </text:span><text:span text:style-name="T3">solange celebritiesQueue nicht leer ist...</text:span></text:p>
      <text:p text:style-name="P9"><text:span text:style-name="T5"><text:tab/><text:tab/>while(_________________________________) {<text:line-break/><text:tab/><text:tab/><text:tab/></text:span><text:span text:style-name="T7">// </text:span><text:span text:style-name="T8">den </text:span><text:span text:style-name="T9">alphabetisch </text:span><text:span text:style-name="T8">ersten suchen!</text:span></text:p>
      <text:p text:style-name="P1"><text:tab/><text:tab/><text:tab/>Celebrity derErste = _________________________________;</text:p>
      <text:p text:style-name="P8"><text:span text:style-name="T5"><text:s text:c="5"/></text:span><text:span text:style-name="T7">// </text:span><text:span text:style-name="T8">jetzt die Methode loeschen geeignet aufrufen!</text:span></text:p>
      <text:p text:style-name="P1"><text:tab/><text:tab/><text:tab/>______________________________________________________;</text:p>
      <text:p text:style-name="P11"><text:span text:style-name="T1"><text:s text:c="5"/></text:span><text:span text:style-name="T2">// </text:span><text:span text:style-name="T3">derErste an ergebnis anhängen</text:span><text:span text:style-name="T4">!</text:span></text:p>
      <text:p text:style-name="P3"><text:tab/><text:tab/><text:tab/>______________________________________________________;</text:p>
      <text:p text:style-name="P3"><text:tab/><text:tab/>}</text:p>
      <text:p text:style-name="P1"><text:tab/><text:tab/>return ergebnis;</text:p>
      <text:p text:style-name="P1"><text:tab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4-12-28T14:24:00.398000000</dc:date>
    <meta:editing-duration>PT23M53S</meta:editing-duration>
    <meta:editing-cycles>9</meta:editing-cycles>
    <meta:document-statistic meta:table-count="0" meta:image-count="0" meta:object-count="0" meta:page-count="1" meta:paragraph-count="48" meta:word-count="120" meta:character-count="1461" meta:non-whitespace-character-count="1269"/>
  </office:meta>
</office:document-meta>
</file>